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cac7"/>
    </style:style>
    <style:style style:name="P2" style:family="paragraph" style:parent-style-name="Standard">
      <style:text-properties officeooo:paragraph-rsid="002b80d4"/>
    </style:style>
    <style:style style:name="P3" style:family="paragraph" style:parent-style-name="Standard">
      <style:text-properties officeooo:paragraph-rsid="0038ff22"/>
    </style:style>
    <style:style style:name="P4" style:family="paragraph" style:parent-style-name="Standard">
      <style:text-properties officeooo:paragraph-rsid="003dbca4"/>
    </style:style>
    <style:style style:name="P5" style:family="paragraph" style:parent-style-name="Standard">
      <style:text-properties officeooo:paragraph-rsid="00438fe9"/>
    </style:style>
    <style:style style:name="P6" style:family="paragraph" style:parent-style-name="Standard">
      <style:text-properties officeooo:rsid="00105b05" officeooo:paragraph-rsid="00105b05"/>
    </style:style>
    <style:style style:name="P7" style:family="paragraph" style:parent-style-name="Standard">
      <style:text-properties officeooo:rsid="00244cea" officeooo:paragraph-rsid="00244cea"/>
    </style:style>
    <style:style style:name="P8" style:family="paragraph" style:parent-style-name="Standard">
      <style:text-properties officeooo:rsid="00259b56" officeooo:paragraph-rsid="00259b56"/>
    </style:style>
    <style:style style:name="P9" style:family="paragraph" style:parent-style-name="Standard">
      <style:text-properties officeooo:rsid="00295b11" officeooo:paragraph-rsid="00295b11"/>
    </style:style>
    <style:style style:name="P10" style:family="paragraph" style:parent-style-name="Standard">
      <style:text-properties officeooo:rsid="00370916" officeooo:paragraph-rsid="00370916"/>
    </style:style>
    <style:style style:name="P11" style:family="paragraph" style:parent-style-name="Standard">
      <style:text-properties officeooo:rsid="003dbca4" officeooo:paragraph-rsid="003dbca4"/>
    </style:style>
    <style:style style:name="P12" style:family="paragraph" style:parent-style-name="Standard">
      <style:text-properties officeooo:rsid="0043547f" officeooo:paragraph-rsid="0043547f"/>
    </style:style>
    <style:style style:name="P13" style:family="paragraph" style:parent-style-name="Standard">
      <style:text-properties officeooo:rsid="004bd086" officeooo:paragraph-rsid="004bd086"/>
    </style:style>
    <style:style style:name="P14" style:family="paragraph" style:parent-style-name="Standard">
      <style:text-properties officeooo:rsid="004c02fa" officeooo:paragraph-rsid="004c02fa"/>
    </style:style>
    <style:style style:name="P15" style:family="paragraph" style:parent-style-name="Standard">
      <style:text-properties officeooo:paragraph-rsid="00219567"/>
    </style:style>
    <style:style style:name="T1" style:family="text">
      <style:text-properties officeooo:rsid="00105b05"/>
    </style:style>
    <style:style style:name="T2" style:family="text">
      <style:text-properties officeooo:rsid="0012587e"/>
    </style:style>
    <style:style style:name="T3" style:family="text">
      <style:text-properties officeooo:rsid="001407a7"/>
    </style:style>
    <style:style style:name="T4" style:family="text">
      <style:text-properties officeooo:rsid="0015e568"/>
    </style:style>
    <style:style style:name="T5" style:family="text">
      <style:text-properties officeooo:rsid="00170524"/>
    </style:style>
    <style:style style:name="T6" style:family="text">
      <style:text-properties officeooo:rsid="0017e16f"/>
    </style:style>
    <style:style style:name="T7" style:family="text">
      <style:text-properties officeooo:rsid="001818ce"/>
    </style:style>
    <style:style style:name="T8" style:family="text">
      <style:text-properties officeooo:rsid="0018cac7"/>
    </style:style>
    <style:style style:name="T9" style:family="text">
      <style:text-properties officeooo:rsid="0019b988"/>
    </style:style>
    <style:style style:name="T10" style:family="text">
      <style:text-properties officeooo:rsid="001b462b"/>
    </style:style>
    <style:style style:name="T11" style:family="text">
      <style:text-properties officeooo:rsid="001c107f"/>
    </style:style>
    <style:style style:name="T12" style:family="text">
      <style:text-properties officeooo:rsid="001cc961"/>
    </style:style>
    <style:style style:name="T13" style:family="text">
      <style:text-properties officeooo:rsid="001ce053"/>
    </style:style>
    <style:style style:name="T14" style:family="text">
      <style:text-properties officeooo:rsid="001e7ce9"/>
    </style:style>
    <style:style style:name="T15" style:family="text">
      <style:text-properties officeooo:rsid="00202ba6"/>
    </style:style>
    <style:style style:name="T16" style:family="text">
      <style:text-properties officeooo:rsid="0020d28f"/>
    </style:style>
    <style:style style:name="T17" style:family="text">
      <style:text-properties officeooo:rsid="0021875f"/>
    </style:style>
    <style:style style:name="T18" style:family="text">
      <style:text-properties officeooo:rsid="00219567"/>
    </style:style>
    <style:style style:name="T19" style:family="text">
      <style:text-properties officeooo:rsid="0022597b"/>
    </style:style>
    <style:style style:name="T20" style:family="text">
      <style:text-properties officeooo:rsid="00244cea"/>
    </style:style>
    <style:style style:name="T21" style:family="text">
      <style:text-properties officeooo:rsid="002b80d4"/>
    </style:style>
    <style:style style:name="T22" style:family="text">
      <style:text-properties officeooo:rsid="002d6e00"/>
    </style:style>
    <style:style style:name="T23" style:family="text">
      <style:text-properties officeooo:rsid="002ddee2"/>
    </style:style>
    <style:style style:name="T24" style:family="text">
      <style:text-properties officeooo:rsid="002e8e13"/>
    </style:style>
    <style:style style:name="T25" style:family="text">
      <style:text-properties officeooo:rsid="002f8213"/>
    </style:style>
    <style:style style:name="T26" style:family="text">
      <style:text-properties officeooo:rsid="00309a00"/>
    </style:style>
    <style:style style:name="T27" style:family="text">
      <style:text-properties officeooo:rsid="00328b47"/>
    </style:style>
    <style:style style:name="T28" style:family="text">
      <style:text-properties officeooo:rsid="003451f4"/>
    </style:style>
    <style:style style:name="T29" style:family="text">
      <style:text-properties officeooo:rsid="003540d0"/>
    </style:style>
    <style:style style:name="T30" style:family="text">
      <style:text-properties officeooo:rsid="0036b97c"/>
    </style:style>
    <style:style style:name="T31" style:family="text">
      <style:text-properties officeooo:rsid="0038ff22"/>
    </style:style>
    <style:style style:name="T32" style:family="text">
      <style:text-properties officeooo:rsid="003aefcf"/>
    </style:style>
    <style:style style:name="T33" style:family="text">
      <style:text-properties officeooo:rsid="003cc602"/>
    </style:style>
    <style:style style:name="T34" style:family="text">
      <style:text-properties officeooo:rsid="003dbca4"/>
    </style:style>
    <style:style style:name="T35" style:family="text">
      <style:text-properties officeooo:rsid="003e1429"/>
    </style:style>
    <style:style style:name="T36" style:family="text">
      <style:text-properties officeooo:rsid="003fd90a"/>
    </style:style>
    <style:style style:name="T37" style:family="text">
      <style:text-properties officeooo:rsid="0040f9b6"/>
    </style:style>
    <style:style style:name="T38" style:family="text">
      <style:text-properties officeooo:rsid="0041ef66"/>
    </style:style>
    <style:style style:name="T39" style:family="text">
      <style:text-properties officeooo:rsid="0043547f"/>
    </style:style>
    <style:style style:name="T40" style:family="text">
      <style:text-properties officeooo:rsid="00438fe9"/>
    </style:style>
    <style:style style:name="T41" style:family="text">
      <style:text-properties officeooo:rsid="0044e485"/>
    </style:style>
    <style:style style:name="T42" style:family="text">
      <style:text-properties officeooo:rsid="004576ed"/>
    </style:style>
    <style:style style:name="T43" style:family="text">
      <style:text-properties officeooo:rsid="00473e61"/>
    </style:style>
    <style:style style:name="T44" style:family="text">
      <style:text-properties officeooo:rsid="004888ba"/>
    </style:style>
    <style:style style:name="T45" style:family="text">
      <style:text-properties officeooo:rsid="00489a2a"/>
    </style:style>
    <style:style style:name="T46" style:family="text">
      <style:text-properties officeooo:rsid="0049e489"/>
    </style:style>
    <style:style style:name="T47" style:family="text">
      <style:text-properties officeooo:rsid="004ba5a8"/>
    </style:style>
    <style:style style:name="T48" style:family="text">
      <style:text-properties officeooo:rsid="004da89e"/>
    </style:style>
    <style:style style:name="T49" style:family="text">
      <style:text-properties officeooo:rsid="004f494e"/>
    </style:style>
    <style:style style:name="T50" style:family="text">
      <style:text-properties officeooo:rsid="00517d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лайд 1</text:p>
      <text:p text:style-name="P6">Здравствуйте, меня зовут Александр Марчук, тема моего диплома «Двухжидкостная неустойчивость и крупномасштабное звездообразование в дисковых галактиках».</text:p>
      <text:p text:style-name="P6">Слайд 2</text:p>
      <text:p text:style-name="P1"><text:span text:style-name="T1">Давно известна связь между крупномасштабным звездообразованием и количеством газа в дисковых галактиках. </text:span><text:span text:style-name="T2">В основе физики этой связи лежит критерий гравитационной неустойчивости газового диска, который был сформулирован еще в 65 году. Если отношение поверхностной плотности газа к некоторой критической оказывается больше 1, то газовый диск становится неустойчивым. Это отношение выражается через характеристики газа — поверхностную плотность, <text:s/>эпициклическую частоту </text:span><text:span text:style-name="T3">и скорость звука —</text:span><text:span text:style-name="T4"> или через безразмерное число, которое часто называют числом Тумре. В 89 году Киннекатт применил этот критерий для ряда галактик, и показал, что области, где наблюдается активное звездообразование, неустойчивы с точки зрения </text:span><text:span text:style-name="T6">этого</text:span><text:span text:style-name="T4"> критерия, т. е. там это отношение </text:span><text:span text:style-name="T5">&gt;1.</text:span></text:p>
      <text:p text:style-name="P1"><text:span text:style-name="T5"><text:s/></text:span><text:span text:style-name="T6">Однако, такой простейший </text:span><text:span text:style-name="T7">критерий не учитывает дестабилизирующее влияние звездного диска. Если учесть это влияние, то </text:span><text:span text:style-name="T8">критерий гравитационной неустойчивости становится гораздо более сложным. </text:span><text:span text:style-name="T9">В этом случае мы имеем задачу о двухжидкостной неустойчивости. Критерий двухжидкостной неустойчивости сформулирован Jog и Solomon в 1984 год</text:span><text:span text:style-name="T10">у, но в наиболее корректном виде он рассмотрен в работе Rafikov 2001 года. </text:span><text:span text:style-name="T11">Критерий также сформулирован в терминах отношения поверхностной плотности газового диска к критической. В соответствующую формулу входят безразмерные числа Q для газового и звездного дисков, соответствующ</text:span><text:span text:style-name="T12">и</text:span><text:span text:style-name="T11">е </text:span><text:span text:style-name="T12">выражения для которых аналогичны формуле слева. <text:s/>Также в формуле присутствует параметр s, определяемый как отношение скорости звука в газе к дисперсии скоростей в радиальном направлении, </text:span><text:span text:style-name="T13">и k с чертой — безразмерное волновое число. Точно так же, как для одножидкостного критерия, если отношение поверхностной плотности газа к критической &gt; 1, то звездный диск неустойчив. На рисунке на левой половине слайда проиллюстрировано дестабилизирующее влияние звездного диска. На рисунке показана зависимость квадрата частоты возмущения от волнового числа. </text:span><text:span text:style-name="T14">если квадрат частоты больше нуля, то диск устойчив. На рисунке видно, что газовый диск устойчив, звездный диск — устойчив маржинально, а совместный газово-звездный диск оказывается неустойчивым.</text:span></text:p>
      <text:p text:style-name="P15"><text:span text:style-name="T15">Применение одножидкостного критерия далеко не всегда дает неустойчивый диск в тех областях, где наблюдается звездообразование, особенно это касается периферии галактик. </text:span><text:span text:style-name="T16">Если оставаться в рамках преположения о том, что крупномасштабное звёздообразование регулируется гравитационной неустойчивостью, то естественно проверить динамический статус газовых дисков с точки зрения критерия двухжидкостной неустойчивости. Основная задача дипломной работы в этом и заключалась: применить критерий двухжидкостной неустойчивости к конкретным галактикам. Корректно такая работа ранее не проводилась по той причине, что для нее требуется большое количество наблюдательных данных, которые сложно получать.</text:span></text:p>
      <text:p text:style-name="P7">Слайд 3</text:p>
      <text:p text:style-name="P8">(перечислить какие наблюдательные данные, подчеркнуть пункты 2 и 3 как самые трудоемкие для наблюдений и отметить, что в совокупности данные имеются не более, чем для двух десятков объектов)</text:p>
      <text:p text:style-name="P9">Слайд 4</text:p>
      <text:p text:style-name="P2"><text:span text:style-name="T21">Самих наблюдательных данных недостаточно, для применения критерия двухжидкостной неустойчивости </text:span><text:span text:style-name="T22">необходимо из них восстановить трехмерное распределение звезд по скоростям, иначе — восстановить эллипсоид скоростей. </text:span><text:span text:style-name="T23">Вся совокупность формул, связывающая наблюдаемые характеристики с профилями дисперсий скоростей в трех направлениях, представлена на это слайде. </text:span><text:span text:style-name="T24">Первые две формулы получены из условия равновесия звездного диска, вторые две связывают дисперсии скоростей вдоль луча зрения с компонентами эллипсоида скоростей. </text:span><text:span text:style-name="T25">Массовая модель галактики, а именно профиль поверхностной плотности звездного диска, строится на основе профиля поверхностной </text:span><text:soft-page-break/><text:span text:style-name="T25">яркости и знания отношения масса-светимость, которое определяется из двухмерной фотометрии <text:s/>с учетом калибровок, представленных в работе Bell-a. </text:span><text:span text:style-name="T26">Наиболее полное рассмотрение двухжидкостного критерия гравитационной неустойчивости требует знания о </text:span><text:span text:style-name="T27">толщины звездного диска, которая может вносить стабилизирующий эффект, в отличие от дестабилизирующего эффекта самого звездного <text:s/>диска. </text:span><text:span text:style-name="T28">Оценки толщины можно сделать из условия равновесия звездного диска в вертикальном напра</text:span><text:span text:style-name="T29">в</text:span><text:span text:style-name="T28">лении. </text:span><text:span text:style-name="T30">Теперь у нас есть все необходимые данные, чтобы определить главные параметры задачи — безразмерные параметры Q для газового и звездного дисков, и, следовательно, значения эффективного безразмерного параметра Q, а следовательно, и отношение поверхностной плотности газа к критической, которое, напомню, должно быть больше 1 в областях, где диск неустойчив. </text:span></text:p>
      <text:p text:style-name="P10">Слайд 5</text:p>
      <text:p text:style-name="P3"><text:span text:style-name="T31">Данные для моей работы были взяты из открытых источников или получены по личному запросу. </text:span><text:span text:style-name="T32">Данные по распределению газа и газовая кинематика были взяты из вестербор</text:span><text:span text:style-name="T33">г</text:span><text:span text:style-name="T32">ского радиообзора. <text:s/></text:span><text:span text:style-name="T33">Данные по звездной кинематике были взяты из нескольких перечисленных источников, данные по поверхностной фотометрии и декомпозиции галактики на балдж и диск брались из вот этих перечисленных работ.</text:span></text:p>
      <text:p text:style-name="P11">Слайд 6</text:p>
      <text:p text:style-name="P4"><text:span text:style-name="T34">Была составлена выборка из 7 галактик. На этом слайде представлены изображения этих галактик либо в JRI цветах из обзора SDSS, либо в линии H-альфа. </text:span><text:span text:style-name="T35">Обратим внимание на галактику NGC7217. На периферии этой галактики хорошо видно яркое кольцо из голубых звезд, в котором идет активное звездообразование, </text:span><text:span text:style-name="T36">при этом известно, что с точки зрения одножидкостного критерия в этой области газовый диск устойчив. Это же касается и некоторых других галактик. Все </text:span><text:span text:style-name="T37">эти галактики были обработаны </text:span><text:span text:style-name="T38">с точки зрения </text:span><text:span text:style-name="T39">двухжидкостного критерия и я продемонстрирую полученные результаты на примере галактики NGC7217.</text:span></text:p>
      <text:p text:style-name="P12">Слайд 7</text:p>
      <text:p text:style-name="P5"><text:span text:style-name="T40">На этих картинках представлены полученные результаты. На верхних картинках </text:span><text:span text:style-name="T41">изображены наблюдаемые кине</text:span><text:span text:style-name="T48">ма</text:span><text:span text:style-name="T41">тические профили. </text:span><text:span text:style-name="T42">Слева вверху располагаются кривые </text:span><text:span text:style-name="T49">вращения </text:span><text:span text:style-name="T42">по газу, по звездам, которые были сглажены для того, чтобы можно было их использовать в теоретических моделях. Справа вверху показан профиль дисперсии скоростей вдоль луча зрения вдоль большой оси, также сглаженный. </text:span><text:span text:style-name="T43">Внизу изображены восстановленные величины. Слева — профили дисперсии скоростей в трех направлениях (радиальном, азимутальном и вертикальном). И, наконец, самая главная картинка —</text:span><text:span text:style-name="T44"> профили отношения поверхностной поверхностной плотности газа к критическому значению. Красным цветом вдоль оси х показаны области звездообразования на периферии. Синяя кривая — это результат применения одножидкостного критерия для этого случая. Как видно, везде </text:span><text:span text:style-name="T45">рассматриваемое</text:span><text:span text:style-name="T44"> отношение существенно меньше 1, т. е. диск устойчив. Зеленая и красная линии — это результат применения двухжидкостного критерия в разных формулировках. </text:span><text:span text:style-name="T45">Хотя отношение поверхностной плотности газа к критическому немного меньше 1, но оно близко к пограничному значению и можно считать, что газовый диск </text:span><text:span text:style-name="T50">лишь маржинально устойчив</text:span><text:span text:style-name="T45"> именно в тех областях, где наблюдается звездообразование. </text:span><text:span text:style-name="T46">Таким образом,</text:span><text:span text:style-name="T45"> можно связать </text:span><text:span text:style-name="T46">звездообразование в этих областях с неустойчивостью газового диска. </text:span><text:span text:style-name="T47">Я также рассмотрел вопрос о дестабилизирующем влиянии толщины звездного диска. Для NGC7217 оно оказалось значительным, но нет уверенности, что профиль толщины был восстановлен корректно. </text:span></text:p>
      <text:p text:style-name="P13">Слайд 8</text:p>
      <text:p text:style-name="P14">В результате проведенной работы были получены как методические выводы, так и важные результаты, касающиеся динамического статуса газового диска галактик. Ряд из них я перечислю (читаю пункты 2-3-4, но не совсем по тексту, а близко).</text:p>
      <text:p text:style-name="P14">Слайд 9<text:line-break/>У меня все, спасибо за внимани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ch </meta:initial-creator>
    <meta:creation-date>2013-06-04T23:32:33</meta:creation-date>
    <dc:date>2013-06-05T19:48:58</dc:date>
    <dc:creator>amarch </dc:creator>
    <meta:editing-duration>PT12H18M55S</meta:editing-duration>
    <meta:editing-cycles>51</meta:editing-cycles>
    <meta:generator>OpenOffice.org/3.2$Linux OpenOffice.org_project/320m19$Build-9505</meta:generator>
    <meta:document-statistic meta:table-count="0" meta:image-count="0" meta:object-count="0" meta:page-count="2" meta:paragraph-count="19" meta:word-count="973" meta:character-count="7434"/>
  </office:meta>
</office:document-meta>
</file>